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1.8mm" fo:break-before="auto" style:use-optimal-row-height="false"/>
    </style:style>
    <style:style style:name="ro11" style:family="table-row">
      <style:table-row-properties style:row-height="11.84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666666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weight-asian="normal" style:font-weight-complex="normal" fo:color="#ffff00"/>
    </style:style>
    <style:style style:name="T51" style:family="text">
      <style:text-properties fo:font-weight="normal" style:font-weight-asian="normal" style:font-weight-complex="normal" fo:color="#ffff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ce99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3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63" office:value-type="string" calcext:value-type="string">
            <text:p>Anúncio remarcando provas publicado dia 30/08. (provavelmente serão questões do primeiro trimestre de 2020)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Operação com conjunt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67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89" office:value-type="string" calcext:value-type="string">
            <text:p>OK</text:p>
          </table:table-cell>
          <table:table-cell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X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D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Javascript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#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PHP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JSP<text:span text:style-name="T15"> (Java Server Pag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Servlets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SP.Net <text:span text:style-name="T15">(Active Server Pages)</text:span></text:p>
          </table:table-cell>
          <table:table-cell table:style-name="ce89" office:value-type="string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95" office:value-type="string" calcext:value-type="string">
            <text:p>OK</text:p>
          </table:table-cell>
          <table:table-cell table:style-name="ce9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96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Linguagem SQL: Linguagem de definição de dados (DDL), Linguagem de manipulação de dados (DML)</text:p>
          </table:table-cell>
          <table:table-cell table:style-name="ce97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72" office:value-type="string" calcext:value-type="string">
            <text:p>Se sobrar tempo, veja: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Scrum, XP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rquiteturas de componentes: Microsoft COM, .Net, J2EE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JAX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CSS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Web services usando REST, SOAP e WebApi: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Procedimentos armazenados ("Stored Procedures")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6" table:default-cell-style-name="ce99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style-name="ce60" table:number-columns-repeated="2"/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4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covered-table-cell table:style-name="ce38"/>
          <table:table-cell table:style-name="ce42" office:value-type="string" calcext:value-type="string">
            <text:p>Anúncio remarcando provas publicado dia 30/08. (provavelmente serão questões do primeiro trimestre de 2020)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style-name="ce60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44" office:value-type="string" calcext:value-type="string">
            <text:p>Operação com conjuntos</text:p>
          </table:table-cell>
          <table:table-cell table:style-name="ce60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45">Programação estruturada</text:span><text:span text:style-name="T46"> (</text:span><text:span text:style-name="T47">Sequencial, Condicionais e Iterações) + </text:span><text:span text:style-name="T48">(funções e procedimentos: criados para organização, compreensão, manutenção, reuso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49">Modularização </text:span><text:span text:style-name="T50">(D</text:span><text:span text:style-name="T51">ividir o sistema em partes [classes, funções]. Facilita a detecção de erros, manutenção e reutilização do código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7">Acoplamento entre módulos e coesão de módulos</text:span><text:span text:style-name="T8"> (o ideal é um sistema com</text:span><text:span text:style-name="T9"> Alta Coesão </text:span><text:span text:style-name="T10">e </text:span><text:span text:style-name="T12">Fraco Acoplamento</text:span><text:span text:style-name="T11"> para ter boa manutenibilidade)</text:span></text:p>
          </table:table-cell>
          <table:table-cell table:style-name="ce69" office:value-type="string" calcext:value-type="string">
            <text:p>OK</text:p>
          </table:table-cell>
          <table:table-cell table:style-name="ce80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Programação por eventos<text:span text:style-name="T15"> (disparo de ações na mudança de estado, envio de mensagens ao manipular interfaces gráficas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17">tratamento de exceção</text:span><text:span text:style-name="T18"> (throw, try catch, finally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HTML 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XML 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Javascript 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PHP <text:span text:style-name="T15">(linguagem interpretada [não-compilada], dinâmica pois não exige declarar a variável antes de usá-la, e fracamente tipada: não exige declarar o tipo)</text:span>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DHTML 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C# 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JSP (Java Server Pages)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Servlets 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ASP.Net (Active Server Pages)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Arquiteturas de componentes: Microsoft COM, .Net, J2EE. 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PL/SQL</text:p>
          </table:table-cell>
          <table:table-cell table:style-name="ce69" table:number-columns-repeated="2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AJAX 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CSS </text:p>
          </table:table-cell>
          <table:table-cell table:style-name="ce69"/>
          <table:table-cell table:style-name="ce81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69" office:value-type="string" calcext:value-type="string">
            <text:p>OK</text:p>
          </table:table-cell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Web services usando REST, SOAP e WebApi: ModelagemUML e E-R</text:p>
          </table:table-cell>
          <table:table-cell table:style-name="ce69" table:number-columns-repeated="2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Noções sobre metodologias de análise, projeto e desenvolvimento de sistemas (<text:span text:style-name="T4">Scrum, XP</text:span>), tecnologias web, frameworks de desenvolvimento 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style-name="ce75" table:number-columns-repeated="2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76"/>
          <table:table-cell table:style-name="ce75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Álgebra relacional. </text:p>
          </table:table-cell>
          <table:table-cell table:style-name="ce76"/>
          <table:table-cell table:style-name="ce75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Cálculo relacional </text:p>
          </table:table-cell>
          <table:table-cell table:style-name="ce76"/>
          <table:table-cell table:style-name="ce75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78"/>
          <table:table-cell table:style-name="ce75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style-name="ce78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style-name="ce78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Procedimentos armazenados ("Stored Procedures") </text:p>
          </table:table-cell>
          <table:table-cell table:style-name="ce78" table:number-columns-repeated="2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78" table:number-columns-repeated="2"/>
          <table:table-cell table:number-columns-repeated="1020"/>
        </table:table-row>
        <table:table-row table:style-name="ro10">
          <table:table-cell table:style-name="ce50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style-name="ce78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78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5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Prefeitura.C2:Prefeitura.C31 Prefeitura.D2:Prefeitura.D23 Prefeitura.D26:Prefeitura.D31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:Prefeitura.C31 Prefeitura.D2:Prefeitura.D23 Prefeitura.D26:Prefeitura.D31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32:Prefeitura.D58 Prefeitura.D24:Prefeitura.D25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32:Prefeitura.D58 Prefeitura.D24:Prefeitura.D25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7:Prefeitura.D37">
            <calcext:condition calcext:apply-style-name="ConditionalStyle_12" calcext:value="contains-text(&quot;Ok&quot;)" calcext:base-cell-address="Prefeitura.D37"/>
          </calcext:conditional-format>
          <calcext:conditional-format calcext:target-range-address="Prefeitura.D37:Prefeitura.D37">
            <calcext:condition calcext:apply-style-name="ConditionalStyle_11" calcext:value="contains-text(&quot;Falta&quot;)" calcext:base-cell-address="Prefeitura.D37"/>
          </calcext:conditional-format>
          <calcext:conditional-format calcext:target-range-address="Prefeitura.D59:Prefeitura.D69 Prefeitura.C59:Prefeitura.C68 Prefeitura.D55:Prefeitura.D55">
            <calcext:condition calcext:apply-style-name="ConditionalStyle_6" calcext:value="contains-text(&quot;Ok&quot;)" calcext:base-cell-address="Prefeitura.C55"/>
          </calcext:conditional-format>
          <calcext:conditional-format calcext:target-range-address="Prefeitura.D59:Prefeitura.D69 Prefeitura.C59:Prefeitura.C68 Prefeitura.D55:Prefeitura.D55">
            <calcext:condition calcext:apply-style-name="ConditionalStyle_5" calcext:value="contains-text(&quot;Falta&quot;)" calcext:base-cell-address="Prefeitura.C55"/>
          </calcext:conditional-format>
          <calcext:conditional-format calcext:target-range-address="Prefeitura.C66:Prefeitura.C75 Prefeitura.D70:Prefeitura.D75">
            <calcext:condition calcext:apply-style-name="ConditionalStyle_4" calcext:value="contains-text(&quot;Ok&quot;)" calcext:base-cell-address="Prefeitura.C66"/>
          </calcext:conditional-format>
          <calcext:conditional-format calcext:target-range-address="Prefeitura.C66:Prefeitura.C75 Prefeitura.D70:Prefeitura.D75">
            <calcext:condition calcext:apply-style-name="ConditionalStyle_3" calcext:value="contains-text(&quot;Falta&quot;)" calcext:base-cell-address="Prefeitura.C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 style:data-style-name="N2" text:time-value="16:41:04.39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9-10T06:34:54.933000000</dc:date>
    <meta:generator>LibreOffice/6.1.4.2$Windows_X86_64 LibreOffice_project/9d0f32d1f0b509096fd65e0d4bec26ddd1938fd3</meta:generator>
    <meta:editing-duration>P10DT11H2M51S</meta:editing-duration>
    <meta:editing-cycles>61</meta:editing-cycles>
    <meta:document-statistic meta:table-count="4" meta:cell-count="3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